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010000011F73611C2D440712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Sous-titre_20_couverture">
      <loext:graphic-properties draw:fill="solid" draw:fill-color="#ffffff" draw:opacity="100%"/>
      <style:paragraph-properties fo:margin-top="0cm" fo:margin-bottom="0.847cm" loext:contextual-spacing="false" fo:background-color="#ffffff"/>
    </style:style>
    <style:style style:name="P9" style:family="paragraph" style:parent-style-name="Text_20_body" style:list-style-name="L1"/>
    <style:style style:name="P10" style:family="paragraph" style:parent-style-name="Intitulé_20_document" style:master-page-name="Standard">
      <loext:graphic-properties draw:fill="solid" draw:fill-color="#ffffff" draw:opacity="100%"/>
      <style:paragraph-properties fo:margin-top="0cm" fo:margin-bottom="0.847cm" loext:contextual-spacing="false" style:page-number="1" fo:background-color="#ffffff"/>
    </style:style>
    <style:style style:name="T1" style:family="text">
      <style:text-properties fo:font-variant="normal" fo:text-transform="none"/>
    </style:style>
    <style:style style:name="T2" style:family="text">
      <style:text-properties officeooo:rsid="0011fb03"/>
    </style:style>
    <style:style style:name="T3" style:family="text">
      <style:text-properties fo:font-weight="bold"/>
    </style:style>
    <style:style style:name="T4" style:family="text">
      <style:text-properties officeooo:rsid="0008ef1a"/>
    </style:style>
    <style:style style:name="T5" style:family="text">
      <style:text-properties officeooo:rsid="000b6311"/>
    </style:style>
    <style:style style:name="T6" style:family="text">
      <style:text-properties officeooo:rsid="000cde1c"/>
    </style:style>
    <style:style style:name="T7" style:family="text">
      <style:text-properties officeooo:rsid="0010743e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/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Titre_20_couverture">Td java</text:p>
      <text:p text:style-name="P8">introduction</text:p>
      <text:h text:style-name="Heading_20_1" text:outline-level="1">objectif</text:h>
      <text:p text:style-name="Text_20_body">Cette partie a pour objectif de se familiariser avec java structuré : </text:p>
      <text:list xml:id="list3066453375" text:style-name="L1">
        <text:list-item>
          <text:p text:style-name="P9">Les types de bases</text:p>
        </text:list-item>
        <text:list-item>
          <text:p text:style-name="P9">les structures de contrôle</text:p>
        </text:list-item>
        <text:list-item>
          <text:p text:style-name="P9">les tableaux</text:p>
        </text:list-item>
      </text:list>
      <text:h text:style-name="Heading_20_1" text:outline-level="1">les types simples et les structures de contrôle</text:h>
      <text:list xml:id="list2234934413" text:style-name="Numbering_20_1">
        <text:list-item>
          <text:p text:style-name="question">Écrivez un programme qui calcule et affiche la somme et le produit de 4 réels simple précision</text:p>
        </text:list-item>
        <text:list-item>
          <text:p text:style-name="question">Calculez le factoriel d'un entier. Quel<text:span text:style-name="T7">le</text:span> est la limite ? Est-elle identique en langage C ?</text:p>
        </text:list-item>
      </text:list>
      <text:p text:style-name="Text_20_body">Voici la formule de conversion de température <text:span text:style-name="T4">Fahrenheit</text:span> / Celsius </text:p>
      <text:p text:style-name="Text_20_body">C = (5/9)(F-32) </text:p>
      <text:list xml:id="list115023368189890" text:continue-numbering="true" text:style-name="Numbering_20_1">
        <text:list-item>
          <text:p text:style-name="question">Écrivez en langage JAVA un programme <text:span text:style-name="Teletype">Degres.java</text:span> qui lit une température exprimée en degrés Fahrenheit et affiche sa valeur en degrés <text:s/>Celsius.</text:p>
        </text:list-item>
      </text:list>
      <text:p text:style-name="Text_20_body">L'entrée du parking est commandée par un dispositif personnalisé dont une des possibilités est la saisie d'un code d'identification. Ce code est un code à 4 chiffres numériques.</text:p>
      <text:list xml:id="list115022966257722" text:continue-numbering="true" text:style-name="Numbering_20_1">
        <text:list-item>
          <text:p text:style-name="question">Écrivez un programme capable de saisir une suite de 4 caractères au plus et de vérifier que le code saisi est conforme à un code choisi.</text:p>
        </text:list-item>
        <text:list-item>
          <text:p text:style-name="question">C<text:span text:style-name="T5">o</text:span>mplétez l'exercice en limitant le nombre d'essais à 3.</text:p>
        </text:list-item>
        <text:list-item>
          <text:p text:style-name="question">Écrivez un programme <text:span text:style-name="T6">Jh</text:span><text:span text:style-name="Teletype">ms.java</text:span> en langage JAVA qui pour un nombre de secondes donné calcule et affiche son équivalent en nombre de jours, d'heures, de minutes et de secondes. </text:p>
        </text:list-item>
      </text:list>
      <text:p text:style-name="Text_20_body"/>
      <text:p text:style-name="Text_20_body"/>
      <text:p text:style-name="Text_20_body"><text:soft-page-break/></text:p>
      <text:p text:style-name="Text_20_body"/>
      <text:p text:style-name="P7">Vous devez réaliser un motif géométrique tel que celui-ci dessous. Le nombre d'éléments est saisi au clavier. </text:p>
      <text:p text:style-name="P7"><text:span text:style-name="Teletype"><text:span text:style-name="T3"><text:line-break/></text:span></text:span><text:span text:style-name="Teletype">*<text:line-break/>**<text:line-break/>***<text:line-break/>****<text:line-break/>*****<text:line-break/>******<text:line-break/>*******</text:span><text:span text:style-name="Teletype"><text:span text:style-name="T3"><text:line-break/></text:span></text:span></text:p>
      <text:list xml:id="list115025050851271" text:continue-numbering="true" text:style-name="Numbering_20_1">
        <text:list-item>
          <text:p text:style-name="question"><text:span text:style-name="Teletype"><text:span text:style-name="T8">Écrivez un programme Triangle1.java affichant ce motif en utilisant uniquement des instructions tant que (while()).</text:span></text:span><text:span text:style-name="T8"> </text:span></text:p>
        </text:list-item>
        <text:list-item>
          <text:p text:style-name="question"><text:span text:style-name="Teletype"><text:span text:style-name="T8">Écrivez un programme Triangle2.java affichant ce motif en utilisant uniquement des instructions pour (for). Comparez ces deux code.</text:span></text:span></text:p>
        </text:list-item>
        <text:list-item>
          <text:p text:style-name="question">Même exercice que le précédent, mais le motif affiché n'est plus un triangle rectangle, mais un triangle isocèle. Le choix des instructions pour le réaliser est laissé à votre jugement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M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M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officeooo:rsid="0011fb03"/>
    </style:style>
    <style:style style:name="MT3" style:family="text"/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ext:p text:style-name="MP1"><draw:frame draw:style-name="Mfr1" draw:name="images3" text:anchor-type="paragraph" svg:x="-1.12cm" svg:y="0cm" svg:width="2.23cm" svg:height="2.499cm" draw:z-index="0"><draw:image xlink:href="Pictures/10000201000001010000011F73611C2D44071294.png" xlink:type="simple" xlink:show="embed" xlink:actuate="onLoad" loext:mime-type="image/png"/></draw:frame></text:p>
        <text:p text:style-name="MP2">S.T.S. I<text:span text:style-name="MT1">nformatique et Réseaux<text:line-break/></text:span></text:p>
      </style:header>
      <style:footer>
        <text:p text:style-name="MP3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4"><text:tab/>concevoir - realiser</text:p>
        <text:p text:style-name="MP5">développement</text:p>
      </style:header>
      <style:footer>
        <text:p text:style-name="MP6">STS s<text:span text:style-name="MT2">NIR</text:span><text:span text:style-name="MT1"> -</text:span><text:tab/>LPR T<text:span text:style-name="MT1">ouchard</text:span> - Le Mans<text:tab/>page 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Jean Guillet</meta:initial-creator>
    <meta:creation-date>2008-01-07T17:23:10</meta:creation-date>
    <dc:date>2018-02-12T16:33:03.802728770</dc:date>
    <dc:language>de-DE</dc:language>
    <meta:editing-cycles>18</meta:editing-cycles>
    <meta:editing-duration>PT5H58M54S</meta:editing-duration>
    <meta:document-statistic meta:table-count="0" meta:image-count="1" meta:object-count="0" meta:page-count="2" meta:paragraph-count="26" meta:word-count="313" meta:character-count="1861" meta:non-whitespace-character-count="1576"/>
    <meta:user-defined meta:name="Info 1"/>
    <meta:user-defined meta:name="Info 2"/>
    <meta:user-defined meta:name="Info 3"/>
    <meta:user-defined meta:name="Info 4"/>
  </office:meta>
</office:document-meta>
</file>